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4.7cm" svg:y="4.9cm">
          <draw:text-box>
            <text:p><text:span text:style-name="T1">i</text:span></text:p>
          </draw:text-box>
        </draw:frame>
        <draw:frame draw:style-name="gr3" draw:text-style-name="P2" draw:layer="layout" svg:width="14.891cm" svg:height="8.376cm" svg:x="0.009cm" svg:y="1.11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4-02-17T14:52:42.227730143</dc:date>
    <meta:editing-duration>PT2M59S</meta:editing-duration>
    <meta:editing-cycles>20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892cm" svg:height="8.377cm" xlink:href="." xlink:type="simple" chart:class="chart:scatter" chart:style-name="ch1">
        <chart:plot-area chart:style-name="ch2" chart:data-source-has-labels="both" svg:x="0.297cm" svg:y="0.167cm" svg:width="14.298cm" svg:height="8.043cm">
          <chart:coordinate-region svg:x="0.839cm" svg:y="0.366cm" svg:width="13.662cm" svg:height="7.645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